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61c1" officeooo:paragraph-rsid="000761c1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761c1" officeooo:paragraph-rsid="000761c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d3f7e" officeooo:paragraph-rsid="000d3f7e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61c1" officeooo:paragraph-rsid="000761c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97ce" officeooo:paragraph-rsid="000897ce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</text:p>
      <text:p text:style-name="P2"/>
      <text:p text:style-name="P1"><text:span text:style-name="T1">I learnt and spoke english during my whole life. It started in elementary school and I studied it at school <text:s/>every year since then. I took an english test called the KET (Key English Test) in 8</text:span><text:span text:style-name="T2">th</text:span><text:span text:style-name="T1"> grade.</text:span></text:p>
      <text:p text:style-name="P5"><text:span text:style-name="T1">I use english quite a lot in my life. I really enjoy computer science where speaking english is a must.</text:span></text:p>
      <text:p text:style-name="P5"><text:span text:style-name="T1">I watch a lot of youtube videos in english, about a wide variety of subjects such as scientific topics, computer science, or simply entertainment. I like english and I understand nearly everything when someone speaks english but I lost some level in the last couple years and thus I don’t have the fluency and language level I had before.</text:span></text:p>
      <text:p text:style-name="P5"><text:span text:style-name="T1"/></text:p>
      <text:p text:style-name="P5"><text:span text:style-name="T1">Last year we had to do some choices for our future. We had to choose schools on parcoursup in order to continue our studies. I always wanted to study computer science since my childhood so the topic was pretty clear. I just had to choose a school which would let me study this. I chose Polytech because it is a quite great and well-known school. Furthermore, it is a public school, which implies I don’t have to take out a loan for my studies.</text:span></text:p>
      <text:p text:style-name="P5"><text:span text:style-name="T1">I met a lot of nice people and I enjoy my studies so it was a great choice !</text:span></text:p>
      <text:p text:style-name="P5"><text:span text:style-name="T1"/></text:p>
      <text:p text:style-name="P5"><text:span text:style-name="T1">In case of a zombie invasion, I think I would first search for friends to avoid being alone, then we would search for important things to stay alive such as water or food then find a safe place or some kind of shelter to live the next few days until we found like the origin of the invasion and prepare a plan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9:55:21.778373929</meta:creation-date>
    <dc:date>2023-01-26T16:16:21.314039039</dc:date>
    <meta:editing-duration>PT4H1M4S</meta:editing-duration>
    <meta:editing-cycles>3</meta:editing-cycles>
    <meta:generator>LibreOffice/7.4.4.2$Linux_X86_64 LibreOffice_project/40$Build-2</meta:generator>
    <meta:document-statistic meta:table-count="0" meta:image-count="0" meta:object-count="0" meta:page-count="1" meta:paragraph-count="7" meta:word-count="283" meta:character-count="1479" meta:non-whitespace-character-count="1202"/>
  </office:meta>
</office:document-meta>
</file>